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1" svg:font-family="'Liberation Serif'"/>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6pt" style:font-size-asian="36pt" style:font-size-complex="36pt"/>
    </style:style>
    <style:style style:name="P2" style:family="paragraph" style:parent-style-name="Standard">
      <style:text-properties fo:font-size="36pt" style:font-size-asian="36pt" style:font-size-complex="36pt"/>
    </style:style>
    <style:style style:name="P3" style:family="paragraph" style:parent-style-name="Standard">
      <style:text-properties style:font-name="Courier New" fo:font-size="10pt" fo:font-style="normal" style:font-name-asian="Courier New" style:font-size-asian="10pt" style:font-style-asian="normal" style:font-name-complex="Courier New" style:font-size-complex="10pt" style:font-style-complex="normal"/>
    </style:style>
    <style:style style:name="P4" style:family="paragraph" style:parent-style-name="Standard">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 style:family="paragraph" style:parent-style-name="Text_20_body">
      <style:text-properties style:font-name="DejaVu Sans"/>
    </style:style>
    <style:style style:name="P6" style:family="paragraph" style:parent-style-name="Text_20_body">
      <style:text-properties style:font-name="DejaVu Sans" fo:font-style="normal" style:font-style-asian="normal" style:font-style-complex="normal"/>
    </style:style>
    <style:style style:name="P7" style:family="paragraph" style:parent-style-name="Text_20_body">
      <style:text-properties style:font-name="DejaVu Sans" fo:font-size="12pt" fo:font-weight="normal" style:font-size-asian="12pt" style:font-weight-asian="normal" style:font-size-complex="12pt" style:font-weight-complex="normal"/>
    </style:style>
    <style:style style:name="P8" style:family="paragraph" style:parent-style-name="Text_20_body">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color="#000000"/>
    </style:style>
    <style:style style:name="P11" style:family="paragraph" style:parent-style-name="Heading_20_1">
      <style:text-properties style:font-name="DejaVu Sans" fo:font-style="normal" style:font-style-asian="normal" style:font-style-complex="normal"/>
    </style:style>
    <style:style style:name="P12" style:family="paragraph" style:parent-style-name="Heading_20_1">
      <style:text-properties fo:font-style="normal" style:font-style-asian="normal" style:font-style-complex="normal"/>
    </style:style>
    <style:style style:name="P13" style:family="paragraph" style:parent-style-name="Heading_20_1">
      <style:paragraph-properties fo:break-before="page"/>
      <style:text-properties style:font-name="DejaVu Sans"/>
    </style:style>
    <style:style style:name="P14" style:family="paragraph" style:parent-style-name="Heading_20_1">
      <style:paragraph-properties fo:margin-top="0.423cm" fo:margin-bottom="0.212cm" fo:break-before="page" fo:keep-with-next="always"/>
      <style:text-properties style:font-name="DejaVu Sans" fo:font-style="normal" style:font-name-asian="DejaVu Sans1" style:font-style-asian="normal" style:font-name-complex="Lohit Hindi" style:font-style-complex="normal"/>
    </style:style>
    <style:style style:name="P15" style:family="paragraph" style:parent-style-name="Heading_20_2">
      <style:text-properties style:font-name="DejaVu Sans"/>
    </style:style>
    <style:style style:name="P16" style:family="paragraph" style:parent-style-name="Heading_20_2">
      <style:text-properties style:font-name="DejaVu Sans" fo:font-style="italic" fo:font-weight="bold" style:font-style-asian="italic" style:font-weight-asian="bold" style:font-style-complex="italic" style:font-weight-complex="bold"/>
    </style:style>
    <style:style style:name="P17" style:family="paragraph" style:parent-style-name="Heading_20_2">
      <style:text-properties style:font-name="DejaVu Sans" fo:font-style="italic" style:font-style-asian="italic" style:font-style-complex="italic"/>
    </style:style>
    <style:style style:name="T1" style:family="text">
      <style:text-properties style:font-name="DejaVu Sans"/>
    </style:style>
    <style:style style:name="T2" style:family="text">
      <style:text-properties style:font-name="DejaVu Sans" fo:font-style="italic" style:font-style-asian="italic" style:font-style-complex="italic"/>
    </style:style>
    <style:style style:name="T3" style:family="text">
      <style:text-properties style:font-name="DejaVu Sans" fo:font-style="italic" fo:font-weight="bold" style:font-style-asian="italic" style:font-weight-asian="bold" style:font-style-complex="italic" style:font-weight-complex="bold"/>
    </style:style>
    <style:style style:name="T4" style:family="text">
      <style:text-properties style:font-name="DejaVu Sans" fo:font-style="normal" style:font-style-asian="normal" style:font-style-complex="normal"/>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T8" style:family="text">
      <style:text-properties fo:color="#000000"/>
    </style:style>
    <style:style style:name="T9" style:family="text">
      <style:text-properties fo:color="#000000" style:font-name-asian="Courier New" style:font-name-complex="Courier New"/>
    </style:style>
    <style:style style:name="T10" style:family="text">
      <style:text-properties fo:color="#000000" fo:font-weight="bold" style:font-weight-asian="bold" style:font-weight-complex="bold"/>
    </style:style>
    <style:style style:name="T11" style:family="text">
      <style:text-properties fo:color="#000000" style:text-underline-style="solid" style:text-underline-width="auto" style:text-underline-color="font-color"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font-name="DejaVu Sans"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4" style:family="text">
      <style:text-properties fo:color="#7f0055"/>
    </style:style>
    <style:style style:name="T15" style:family="text">
      <style:text-properties fo:color="#7f0055" fo:font-weight="bold" style:font-weight-asian="bold" style:font-weight-complex="bold"/>
    </style:style>
    <style:style style:name="T16" style:family="text">
      <style:text-properties fo:color="#005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stemas Gráficos – 66.71</text:p>
      <text:p text:style-name="Standard">Trabajo Práctico N°2 - <text:s/>Modelado, superficies y texturas</text:p>
      <text:p text:style-name="Standard"/>
      <text:p text:style-name="Standard"><text:s/>1er Cuatrimestre – año 2011 </text:p>
      <text:p text:style-name="Standard"/>
      <text:p text:style-name="Standard">Grpo nro: 2</text:p>
      <text:p text:style-name="Standard"/>
      <text:p text:style-name="Standard"/>
      <table:table table:name="Table1" table:style-name="Table1">
        <table:table-column table:style-name="Table1.A" table:number-columns-repeated="3"/>
        <table:table-column table:style-name="Table1.D"/>
        <table:table-row>
          <table:table-cell table:style-name="Table1.A1" office:value-type="string">
            <text:p text:style-name="Table_20_Contents">Integrantes</text:p>
          </table:table-cell>
          <table:table-cell table:style-name="Table1.A1" office:value-type="string">
            <text:p text:style-name="Table_20_Contents">Calificación</text:p>
          </table:table-cell>
          <table:table-cell table:style-name="Table1.A1" office:value-type="string">
            <text:p text:style-name="Table_20_Contents">Fecha</text:p>
          </table:table-cell>
          <table:table-cell table:style-name="Table1.D1" office:value-type="string">
            <text:p text:style-name="Table_20_Contents">Corrigió</text:p>
          </table:table-cell>
        </table:table-row>
        <table:table-row>
          <table:table-cell table:style-name="Table1.A2" office:value-type="string">
            <text:p text:style-name="Table_20_Contents">Juan Antonio Zuloaga Mellino, 8953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Matias J Acosta, 8859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P1"/>
      <text:p text:style-name="P1"/>
      <text:p text:style-name="P1"/>
      <text:h text:style-name="P13" text:outline-level="1">ALGORITMOS:</text:h>
      <text:h text:style-name="P15" text:outline-level="2">SPLINE:</text:h>
      <text:p text:style-name="P5">El cálculo de los puntos de la spline se realiza con sobre estructura stlVector de c++.</text:p>
      <text:p text:style-name="Text_20_body"><text:span text:style-name="T1">Se carga un vector de float con los puntos de control en coordenadas 2D, a partir del cual se calculan las coordenadas y la normal para un punto </text:span><text:span text:style-name="T2">u.</text:span></text:p>
      <text:p text:style-name="P6">Los algoritmos recorren el vector de coordenadas de manera circular para formar así una curva cerrada.</text:p>
      <text:p text:style-name="Text_20_body"><text:span text:style-name="T4">Se realizaron 2 implementaciones. Una directa donde se calculan los puntos spline para un paso constante de </text:span><text:span text:style-name="T2">u</text:span><text:span text:style-name="T4"> y otra para una spline equiespaciada, la cual busca que el próximo punto este a un distancia preestablecida constante.</text:span></text:p>
      <text:p text:style-name="P6">La búsqueda del próximo punto se realiza mediante bisección, y es utilizado para el trazado final de la figura como sólido de barrido.</text:p>
      <text:h text:style-name="P16" text:outline-level="2">BEZIER:</text:h>
      <text:p text:style-name="P7">Los puntos de control <text:span text:style-name="T12">para la curva de Bezier se almacenan en un stlVector, limpiando sus datos luego de cada solido graficado.</text:span></text:p>
      <text:p text:style-name="P7"><text:span text:style-name="T12">Se utilizan variables globales de control para llevar cuenta de los tramos indicados por el usuario y si la cantidad de puntos elegidos son suficientes para generar la curva. La curva solo aparece en el panel B cuando cuente con sus 4 p</text:span>untos de control por cada tramo. Luego del primer tramo, solo es necesario especificar 3 puntos de control, puesto que el primero resulta ser el ultimo del tramo anterior.</text:p>
      <text:p text:style-name="P10"><text:span text:style-name="T13">Para graficar la curva en el panel B se utilizan las funciones de openGL :glMap1f, glMapGrid1f yglEvalMesh1.</text:span></text:p>
      <text:p text:style-name="P8"><text:span text:style-name="T9">Ademas, se crea una función que implementa el polinomio correspondiente a una curva cubica de Bezier, recibiendo el parámetro u para ubicarse en la curva y los puntos de control para calcular las bases de Berstein, devolviendo el punto correspondiente a la curva de Bezier representada, en el plano YZ.</text:span></text:p>
      <text:p text:style-name="P6"/>
      <text:h text:style-name="P11" text:outline-level="1">SOLIDOS:</text:h>
      <text:h text:style-name="P17" text:outline-level="2">SOLIDO DE BARRIDO:</text:h>
      <text:p text:style-name="P6">A la curva 2D resultante del algoritmo spline, se le la levanta del plano agregándole la coordenada z. Dado que los puntos están equiespaciados, el mapeo de la textura es casi directo. sin embargo se tienen consideraciones especiales con los dos últimos puntos de la curva ya que por coincidir el primero y el último para no dejar la curva mal cerrada, éste se ve forzado a no estar equiespaciado respecto al resto.</text:p>
      <text:p text:style-name="P6"><text:soft-page-break/></text:p>
      <text:h text:style-name="P16" text:outline-level="2">SOLIDO DE REVOLUCIÓN:</text:h>
      <text:p text:style-name="Text_20_body"><text:span text:style-name="T3"/></text:p>
      <text:p text:style-name="P9"><text:span text:style-name="T1">Para generar el solido se comienza obteniendo los puntos de la curva de Bezier <text:s/>a un paso constante u, pertenecientes al plano YZ con un angulo de giro 0 respecto del eje Z. Se calcula la normal de dicho punto mediante una función que utiliza la derivada del polinomio que parametriza a la curva en cuestión , obtiene un vector tangente al punto en la curva y realiza el producto vectorial con la normal al plano donde se encuentra la curva. A continuación se obtiene el mismo punto pero rotado un paso de angulo determinado, se calcula su normal y se guardan los puntos y normales en un vector de vértices. Este proceso se repite hasta completar una tira vertical de la figura, es decir recorrer todos los tramos. </text:span></text:p>
      <text:p text:style-name="P9"><text:span text:style-name="T1">A continuación se <text:s/>guardan en un array de floats, las coordenadas de los puntos obtenidos, sus normales y las coordenadas de textura las cuales dependen de un paso de textura en coordenadas x e y. Para el mapeo directo de la textura, el paso en x guarda relación con el angulo de paso para construir el solido y la cantidad de repeticiones de textura seleccionadas en forma horizontal ; <text:s/>el paso en y con la cantidad de tramos y <text:s/>la cantidad de repeticiones de textura seleccionadas en forma vertical. Finalmente se dibuja toda la tira usando TRIANGLE_STRIP <text:s/>y se prosigue a avanzar un paso de angulo para dibujar la siguiente hasta completar un giro de 360.</text:span></text:p>
      <text:h text:style-name="P12" text:outline-level="1"><text:span text:style-name="T1">ANIMACIÓN:</text:span></text:h>
      <text:p text:style-name="P6">Cada sólido graficado se guarda como display list en una stl deque, las cuales son graficadas según el orden en que fueron cargadas.</text:p>
      <text:p text:style-name="P6">Los sólidos rotan sobre su eje a velocidad constante.</text:p>
      <text:p text:style-name="P6">Para desplazarse entre los sólidos existentes, se mueve la cámara en lugar de desplazar los sólidos.</text:p>
      <text:p text:style-name="P6">La cámara se mueve a velocidad constante hasta alcanzar la posición de sólido indicada.</text:p>
      <text:p text:style-name="P6"/>
      <text:h text:style-name="P11" text:outline-level="1">INTERFAZ:</text:h>
      <text:h text:style-name="P11" text:outline-level="1">Cambios en el framework:</text:h>
      <text:p text:style-name="P6">Se utilizan funciones de glut para obtener la resolución de pantalla en forma dinámica.</text:p>
      <text:p text:style-name="P6">Los viewport2D fueron modificados para permitir un mapeo lineal entre los píxeles de la pantalla y las coordenadas <text:s/>de los viewport.</text:p>
      <text:p text:style-name="P6"/>
      <text:h text:style-name="P11" text:outline-level="1"><text:soft-page-break/>Controles:</text:h>
      <text:p text:style-name="P6">(9 y 0) Enfocan el sólido anterior/posterior respectivamente.</text:p>
      <text:p text:style-name="P6">(3 y 4) Agregan a la lista de sólidos el sólido de Revolución/Barrido respectivamente.</text:p>
      <text:p text:style-name="P6">(5 y 6) Aumentan y disminuyen la cantidad de repeticiones de la textura en forma horizontal. Se muestra el numero por consola.</text:p>
      <text:p text:style-name="P6">(7 e 'y') Aumentan y disminuyen la cantidad de repeticiones de la textura en forma vertical. Se muestra el numero por consola.</text:p>
      <text:h text:style-name="P14" text:outline-level="1">Diccionario de funciones:</text:h>
      <text:p text:style-name="P3"><text:span text:style-name="T15">void</text:span><text:span text:style-name="T8"> </text:span><text:span text:style-name="T10">Avanzar</text:span><text:span text:style-name="T8">(</text:span><text:span text:style-name="T15">int</text:span><text:span text:style-name="T8"> value): Utilizado para realizar la animación de movimiento de cámara entre un solido y otro y para la rotación de los mismos, a un valor constante.</text:span></text:p>
      <text:p text:style-name="P3"><text:span text:style-name="T8"/></text:p>
      <text:p text:style-name="P3"><text:span text:style-name="T15">float</text:span><text:span text:style-name="T8"> </text:span><text:span text:style-name="T10">convCoorXPanelA</text:span><text:span text:style-name="T8">(</text:span><text:span text:style-name="T16">GLint</text:span><text:span text:style-name="T8"> xMouse),</text:span><text:span text:style-name="T15">float</text:span><text:span text:style-name="T8"> </text:span><text:span text:style-name="T10">convCoorYPanelB</text:span><text:span text:style-name="T8">(</text:span><text:span text:style-name="T16">GLint</text:span><text:span text:style-name="T8"> yMouse), </text:span><text:span text:style-name="T15">float</text:span><text:span text:style-name="T8"> </text:span><text:span text:style-name="T10">convCoorYPanelA</text:span><text:span text:style-name="T8">(</text:span><text:span text:style-name="T16">GLint</text:span><text:span text:style-name="T8"> yMouse), </text:span><text:span text:style-name="T15">float</text:span><text:span text:style-name="T8"> </text:span><text:span text:style-name="T10">convCoorXPanelB</text:span><text:span text:style-name="T8">(</text:span><text:span text:style-name="T16">GLint</text:span><text:span text:style-name="T8"> xMouse): Realizan la conversión de coordenadas para graficar en los paneles.</text:span></text:p>
      <text:p text:style-name="P3"><text:span text:style-name="T8"/></text:p>
      <text:p text:style-name="P3"><text:span text:style-name="T15">void</text:span><text:span text:style-name="T8"> </text:span><text:span text:style-name="T10">curvaBezier</text:span><text:span text:style-name="T8">(): Dibuja la curva de Bezier en el panel B a partir de los puntos de control elegidos por el usuario.</text:span></text:p>
      <text:p text:style-name="P3"><text:span text:style-name="T8"/></text:p>
      <text:p text:style-name="P4"><text:span text:style-name="T14">void</text:span> dibujaSupBezier(<text:span text:style-name="T16">tVertice</text:span>* ptosControl, <text:span text:style-name="T14">float</text:span> paso, <text:span text:style-name="T14">float</text:span> angulo, <text:span text:style-name="T14">int</text:span> tramos): Dibuja la superficie de revolución a partir de la curva de Bezier, aplicándole textura.</text:p>
      <text:p text:style-name="P4"/>
      <text:p text:style-name="P4"><text:span text:style-name="T14">void</text:span> drawSolidRevolution(): Dibuja el solido de revolución invocando a <text:s/>dibujaSupBezier con los parámetros adecuados</text:p>
      <text:p text:style-name="P4"/>
      <text:p text:style-name="P3"><text:span text:style-name="T15">void</text:span><text:span text:style-name="T8"> </text:span><text:span text:style-name="T11">drawSolidSweep</text:span><text:span text:style-name="T8">(</text:span><text:span text:style-name="T16">vector</text:span><text:span text:style-name="T8">&lt;</text:span><text:span text:style-name="T15">float</text:span><text:span text:style-name="T8">&gt; &amp; ctlVector):Dibuja el solido de barrido utilizando los puntos de control para una curva B-Spline recibidos por parámetro.</text:span></text:p>
      <text:p text:style-name="P3"><text:span text:style-name="T8"/></text:p>
      <text:p text:style-name="P3"><text:span text:style-name="T15">void</text:span><text:span text:style-name="T8"> </text:span><text:span text:style-name="T10">makeCheckImage</text:span><text:span text:style-name="T8">(</text:span><text:span text:style-name="T15">void</text:span><text:span text:style-name="T8">):Genera una imagen para utilizar de textura.</text:span></text:p>
      <text:p text:style-name="P3"><text:span text:style-name="T8"/></text:p>
      <text:p text:style-name="P3"><text:span text:style-name="T16">vector</text:span><text:span text:style-name="T8">&lt;</text:span><text:span text:style-name="T15">float</text:span><text:span text:style-name="T8">&gt; </text:span><text:span text:style-name="T11">calcularPuntosSplineEquiespaciados2D</text:span><text:span text:style-name="T8">(</text:span><text:span text:style-name="T16">vector</text:span><text:span text:style-name="T8">&lt;</text:span><text:span text:style-name="T15">float</text:span><text:span text:style-name="T8">&gt; &amp; controlPoints, </text:span><text:span text:style-name="T15">float</text:span><text:span text:style-name="T8"> paso, </text:span><text:span text:style-name="T15">float</text:span><text:span text:style-name="T8"> tolerancia): A través de un algoritmo que utiliza bisección se calculan los puntos de la curva Bspline equiespaciados.</text:span></text:p>
      <text:p text:style-name="P3"><text:span text:style-name="T8"/></text:p>
      <text:p text:style-name="P3"><text:span text:style-name="T16">vector</text:span><text:span text:style-name="T8">&lt;</text:span><text:span text:style-name="T15">float</text:span><text:span text:style-name="T8">&gt; </text:span><text:span text:style-name="T10">splinePoint2D</text:span><text:span text:style-name="T8">(</text:span><text:span text:style-name="T15">float</text:span><text:span text:style-name="T8"> u, </text:span><text:span text:style-name="T15">const</text:span><text:span text:style-name="T8"> </text:span><text:span text:style-name="T16">vector</text:span><text:span text:style-name="T8">&lt;</text:span><text:span text:style-name="T15">float</text:span><text:span text:style-name="T8">&gt; &amp; controlPoints): Calcula los puntos de la curva Bspline en 2d.</text:span></text:p>
      <text:p text:style-name="P3"><text:span text:style-name="T8"/></text:p>
      <text:p text:style-name="P3"><text:span text:style-name="T16">vector</text:span><text:span text:style-name="T8">&lt;</text:span><text:span text:style-name="T15">float</text:span><text:span text:style-name="T8">&gt; </text:span><text:span text:style-name="T10">splineNormal2D</text:span><text:span text:style-name="T8">(</text:span><text:span text:style-name="T15">float</text:span><text:span text:style-name="T8"> u, </text:span><text:span text:style-name="T15">const</text:span><text:span text:style-name="T8"> </text:span><text:span text:style-name="T16">vector</text:span><text:span text:style-name="T8">&lt;</text:span><text:span text:style-name="T15">float</text:span><text:span text:style-name="T8">&gt; &amp; controlPoints):Calcula las normales de la curva Bspline en 2d.</text:span></text:p>
      <text:p text:style-name="P3"><text:span text:style-name="T8"/></text:p>
      <text:p text:style-name="P3"><text:span text:style-name="T16">tPunto</text:span><text:span text:style-name="T8"> </text:span><text:span text:style-name="T11">productoCruzado</text:span><text:span text:style-name="T8">(</text:span><text:span text:style-name="T16">tPunto</text:span><text:span text:style-name="T8"> a , </text:span><text:span text:style-name="T16">tPunto</text:span><text:span text:style-name="T8"> b): Realiza un producto vectorial entre <text:s/>dos vectores dados por las 3 cooordenadas del tPunto.</text:span></text:p>
      <text:p text:style-name="P3"><text:span text:style-name="T8"/></text:p>
      <text:p text:style-name="P3"><text:span text:style-name="T16">tPunto</text:span><text:span text:style-name="T8"> </text:span><text:span text:style-name="T10">calcularNormal</text:span><text:span text:style-name="T8">(</text:span><text:span text:style-name="T15">float</text:span><text:span text:style-name="T8"> u, </text:span><text:span text:style-name="T16">tVertice</text:span><text:span text:style-name="T8">* ptsControl, </text:span><text:span text:style-name="T16">tPunto</text:span><text:span text:style-name="T8"> planoNormal): Calcula la normal para un punto de la curva de Bezier.</text:span></text:p>
      <text:p text:style-name="P3"><text:span text:style-name="T8"/></text:p>
      <text:p text:style-name="P3"><text:span text:style-name="T16">tPunto</text:span><text:span text:style-name="T8"> </text:span><text:span text:style-name="T10">calcularPuntoDeBezier</text:span><text:span text:style-name="T8">(</text:span><text:span text:style-name="T15">float</text:span><text:span text:style-name="T8"> u, </text:span><text:span text:style-name="T16">tVertice</text:span><text:span text:style-name="T8">* ptsControl): Calcula un punto de la curva de Bezier a partir de un parámetro u indicado.</text:span></text:p>
      <text:p text:style-name="P3"><text:span text:style-name="T8"/></text:p>
      <text:p text:style-name="P3"><text:span text:style-name="T16">tPunto</text:span><text:span text:style-name="T8"> </text:span><text:span text:style-name="T10">rotarPunto</text:span><text:span text:style-name="T8">(</text:span><text:span text:style-name="T15">float</text:span><text:span text:style-name="T8"> alpha, </text:span><text:span text:style-name="T16">tPunto</text:span><text:span text:style-name="T8"> p): Rota un punto recibido por parámetro una cantidad de grados alpha.</text:span></text:p>
      <text:p text:style-name="P3"><text:span text:style-name="T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Cuat: 1/2011 Trabajo Practico nro.: 2, Grupo nro: 2, Integrantes: 89537, 88590</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uan Mellino</meta:initial-creator>
    <meta:creation-date>2011-04-29T01:21:53</meta:creation-date>
    <dc:date>2011-06-15T08:01:07.81</dc:date>
    <dc:creator>Matías Acosta</dc:creator>
    <meta:editing-duration>PT01H56M23S</meta:editing-duration>
    <meta:editing-cycles>9</meta:editing-cycles>
    <meta:generator>OpenOffice.org/3.1$Win32 OpenOffice.org_project/310m19$Build-9420</meta:generator>
    <meta:document-statistic meta:table-count="1" meta:image-count="0" meta:object-count="0" meta:page-count="5" meta:paragraph-count="58" meta:word-count="1093" meta:character-count="6836"/>
  </office:meta>
</office:document-meta>
</file>